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fo:margin-left="-0.0083in" fo:margin-right="0in" style:page-number="0" style:width="6.6785in"/>
    </style:style>
    <style:style style:name="IdentificativoPreventivo.A" style:family="table-column">
      <style:table-column-properties style:column-width="1.3438in" style:rel-column-width="13186*"/>
    </style:style>
    <style:style style:name="IdentificativoPreventivo.B" style:family="table-column">
      <style:table-column-properties style:column-width="1.3333in" style:rel-column-width="13083*"/>
    </style:style>
    <style:style style:name="IdentificativoPreventivo.E" style:family="table-column">
      <style:table-column-properties style:column-width="1.3347in" style:rel-column-width="13100*"/>
    </style:style>
    <style:style style:name="IdentificativoPreventivo.A1" style:family="table-cell">
      <style:table-cell-properties fo:border="none" fo:padding="0in"/>
    </style:style>
    <style:style style:name="IdentificativoPreventivo.2" style:family="table-row">
      <style:table-row-properties style:min-row-height="0.4347in"/>
    </style:style>
    <style:style style:name="IdentificativoPreventivo.A2" style:family="table-cell">
      <style:table-cell-properties fo:border="none" fo:padding="0in" style:vertical-align="bottom"/>
    </style:style>
    <style:style style:name="IdentificativoPreventivo.3" style:family="table-row">
      <style:table-row-properties style:min-row-height="0.4271in"/>
    </style:style>
    <style:style style:name="IdentificativoPreventivo.4" style:family="table-row">
      <style:table-row-properties style:min-row-height="0.2083in"/>
    </style:style>
    <style:style style:name="IdentificativoPreventivo.5" style:family="table-row">
      <style:table-row-properties style:min-row-height="0.3764in"/>
    </style:style>
    <style:style style:name="IdentificativoPreventivo.7" style:family="table-row">
      <style:table-row-properties style:min-row-height="0.4243in"/>
    </style:style>
    <style:style style:name="Table2" style:family="table">
      <style:table-properties fo:margin-bottom="0in" fo:margin-top="0.2in" table:align="margins" style:width="6.6701in"/>
    </style:style>
    <style:style style:name="Table2.A" style:family="table-column">
      <style:table-column-properties style:column-width="1.109in" style:rel-column-width="10899*"/>
    </style:style>
    <style:style style:name="Table2.B" style:family="table-column">
      <style:table-column-properties style:column-width="1.1111in" style:rel-column-width="10920*"/>
    </style:style>
    <style:style style:name="Table2.C" style:family="table-column">
      <style:table-column-properties style:column-width="1.9076in" style:rel-column-width="18743*"/>
    </style:style>
    <style:style style:name="Table2.D" style:family="table-column">
      <style:table-column-properties style:column-width="0.5056in" style:rel-column-width="4965*"/>
    </style:style>
    <style:style style:name="Table2.E" style:family="table-column">
      <style:table-column-properties style:column-width="0.016in" style:rel-column-width="156*"/>
    </style:style>
    <style:style style:name="Table2.F" style:family="table-column">
      <style:table-column-properties style:column-width="0.891in" style:rel-column-width="8751*"/>
    </style:style>
    <style:style style:name="Table2.H" style:family="table-column">
      <style:table-column-properties style:column-width="1.1139in" style:rel-column-width="10945*"/>
    </style:style>
    <style:style style:name="Table2.A1" style:family="table-cell">
      <style:table-cell-properties fo:border="none" fo:padding="0.0382in"/>
    </style:style>
    <style:style style:name="Table2.4" style:family="table-row">
      <style:table-row-properties style:min-row-height="0.0854in"/>
    </style:style>
    <style:style style:name="Table2.9" style:family="table-row">
      <style:table-row-properties style:min-row-height="0.1563in"/>
    </style:style>
    <style:style style:name="Table1" style:family="table">
      <style:table-properties fo:margin-bottom="0in" fo:margin-top="0.1in" table:align="right" style:may-break-between-rows="false" style:width="6.6701in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A1" style:family="table-cell">
      <style:table-cell-properties fo:border="none" fo:padding="0.0382in" style:vertical-align="bottom"/>
    </style:style>
    <style:style style:name="Table1.E1" style:family="table-cell">
      <style:table-cell-properties fo:border="none" fo:padding="0.0382in"/>
    </style:style>
    <style:style style:name="Table1.3" style:family="table-row">
      <style:table-row-properties style:min-row-height="0.1472in"/>
    </style:style>
    <style:style style:name="Table1.11" style:family="table-row">
      <style:table-row-properties style:min-row-height="0.5674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style:font-weight-asian="bold"/>
    </style:style>
    <style:style style:name="P7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8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9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10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11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2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4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5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6" style:parent-style-name="Table_20_Contents" style:family="paragraph">
      <style:text-properties fo:font-weight="normal" style:font-weight-complex="normal" style:font-weight-asian="normal"/>
    </style:style>
    <style:style style:name="P17" style:parent-style-name="Table_20_Contents" style:family="paragraph">
      <style:paragraph-properties style:justify-single-word="false" fo:text-align="end"/>
    </style:style>
    <style:style style:name="P18" style:parent-style-name="Table_20_Contents" style:family="paragraph">
      <style:paragraph-properties style:justify-single-word="false" fo:text-align="center"/>
    </style:style>
    <style:style style:name="P19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number-columns-repeated="3"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29/01/2010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2">
          <table:table-cell office:value-type="string" table:style-name="IdentificativoPreventivo.A2">
            <text:p text:style-name="Table_20_Contents">
Preventivo
</text:p>
          </table:table-cell>
          <table:table-cell office:value-type="string" table:style-name="IdentificativoPreventivo.A2">
            <text:p text:style-name="Table_20_Contents">
<text:span text:style-name="Strong Emphasis">n.016/2010</text:span>
</text:p>
          </table:table-cell>
          <table:table-cell office:value-type="string" table:number-columns-spanned="3" table:style-name="IdentificativoPreventivo.A2">
            <text:p text:style-name="P18">
<text:span text:style-name="Strong Emphasis">BRANDED APPAREL ITALIA SRL</text:span>
</text:p>
          </table:table-cell>
          <table:covered-table-cell/>
          <table:covered-table-cell/>
        </table:table-row>
        <table:table-row table:style-name="IdentificativoPreventivo.3">
          <table:table-cell office:value-type="string" table:style-name="IdentificativoPreventivo.A2">
            <text:p text:style-name="Table_20_Contents">
Job:
</text:p>
          </table:table-cell>
          <table:table-cell office:value-type="string" table:style-name="IdentificativoPreventivo.A2">
            <text:p text:style-name="Table_20_Contents">
<text:span text:style-name="Strong Emphasis">n.003/2010</text:span>
</text:p>
          </table:table-cell>
          <table:table-cell office:value-type="string" table:style-name="IdentificativoPreventivo.A2">
            <text:p text:style-name="Table_20_Contents">
<text:span text:style-name="Ruby_20_Literal"/>
</text:p>
          </table:table-cell>
          <table:table-cell office:value-type="string" table:style-name="IdentificativoPreventivo.A2">
            <text:p text:style-name="Table_20_Contents"/>
          </table:table-cell>
          <table:table-cell office:value-type="string" table:style-name="IdentificativoPreventivo.A2">
            <text:p text:style-name="Table_20_Contents"/>
          </table:table-cell>
        </table:table-row>
        <table:table-row table:style-name="IdentificativoPreventivo.4"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5">
          <table:table-cell office:value-type="string" table:style-name="IdentificativoPreventivo.A2">
            <text:p text:style-name="Table_20_Contents">
Da:
</text:p>
          </table:table-cell>
          <table:table-cell office:value-type="string" table:style-name="IdentificativoPreventivo.A2">
            <text:p text:style-name="Table_20_Contents">
Roberto Masi
</text:p>
          </table:table-cell>
          <table:table-cell office:value-type="string" table:style-name="IdentificativoPreventivo.A2">
            <text:p text:style-name="Table_20_Contents">
c.a.
</text:p>
          </table:table-cell>
          <table:table-cell office:value-type="string" table:number-columns-spanned="2" table:style-name="IdentificativoPreventivo.A2">
            <text:p text:style-name="Table_20_Contents">
<text:span text:style-name="Strong Emphasis">aa</text:span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7">
          <table:table-cell office:value-type="string" table:style-name="IdentificativoPreventivo.A2">
            <text:p text:style-name="P16">
Oggetto:
</text:p>
          </table:table-cell>
          <table:table-cell office:value-type="string" table:number-columns-spanned="4" table:style-name="IdentificativoPreventivo.A2">
            <text:p text:style-name="P6">
PREVENTIVO SMALL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8">
Q.TA'
</text:p>
          </table:table-cell>
          <table:covered-table-cell/>
          <table:table-cell office:value-type="string" table:number-columns-spanned="3" table:style-name="Table2.A1">
            <text:p text:style-name="P8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7">
Cad.
</text:p>
          </table:table-cell>
          <table:covered-table-cell/>
          <table:table-cell office:value-type="string" table:style-name="Table2.A1">
            <text:p text:style-name="P7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ALLESTIMENTO PUNTO VENDITA INFIORE.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Realizzazione dell’esecutivo di stampa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70
</text:p>
          </table:table-cell>
          <table:covered-table-cell/>
          <table:table-cell office:value-type="string" table:number-columns-spanned="2" table:style-name="Table2.A1">
            <text:p text:style-name="P17">
€7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Stampa diretta in quadricromia UV 360 dpi su piuma spessore 20 mm F.to cm 150x75 con fori; n.02 stop a muro per fissaggio.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100
</text:p>
          </table:table-cell>
          <table:covered-table-cell/>
          <table:table-cell office:value-type="string" table:number-columns-spanned="2" table:style-name="Table2.A1">
            <text:p text:style-name="P17">
€1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Consegna materiali presso unica destinazione con corriere espresso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50
</text:p>
          </table:table-cell>
          <table:covered-table-cell/>
          <table:table-cell office:value-type="string" table:number-columns-spanned="2" table:style-name="Table2.A1">
            <text:p text:style-name="P17">
€5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MATERIALI PLAYTEX PER L’INGROSSO.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Spese di trasporti e consegna materiali su Pomezia         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0
</text:p>
          </table:table-cell>
          <table:covered-table-cell/>
          <table:table-cell office:value-type="string" table:number-columns-spanned="2" table:style-name="Table2.A1">
            <text:p text:style-name="P17">
€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N° 30 pannelli in piuma spessore 2 cm f.to cm 150 x 75 con fori

Caratteristiche
Pannello bifacciale con stampa diretta 
Bordatura perimetrale colore bianco
Kit accessori di montaggio
Imballaggio con angoli di protezione incluso
Costo cad. € 122,00/cad.

</text:p>
          </table:table-cell>
          <table:covered-table-cell/>
          <table:covered-table-cell/>
          <table:table-cell office:value-type="string" table:style-name="Table2.A1">
            <text:p text:style-name="P18">
30.00
</text:p>
          </table:table-cell>
          <table:table-cell office:value-type="string" table:number-columns-spanned="2" table:style-name="Table2.A1">
            <text:p text:style-name="P17">
€122
</text:p>
          </table:table-cell>
          <table:covered-table-cell/>
          <table:table-cell office:value-type="string" table:number-columns-spanned="2" table:style-name="Table2.A1">
            <text:p text:style-name="P17">
€3.66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Rimborso Agenzia per coordinamento produzione e
Supervisione qualità
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120
</text:p>
          </table:table-cell>
          <table:covered-table-cell/>
          <table:table-cell office:value-type="string" table:number-columns-spanned="2" table:style-name="Table2.A1">
            <text:p text:style-name="P17">
€12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Personale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Pippo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10
</text:p>
          </table:table-cell>
          <table:covered-table-cell/>
          <table:table-cell office:value-type="string" table:number-columns-spanned="2" table:style-name="Table2.A1">
            <text:p text:style-name="P17">
€1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Sconto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>
€-1,00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6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7">
<text:span text:style-name="Strong Emphasis">€4.009,00</text:span>
</text:p>
          </table:table-cell>
        </table:table-row>
        <table:table-row>
          <table:table-cell office:value-type="string" table:number-columns-spanned="4" table:style-name="Table1.E1">
            <text:p text:style-name="P14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6"/>
          </table:table-cell>
        </table:table-row>
        <table:table-row table:style-name="Table1.3"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style-name="Table1.E1">
            <text:p text:style-name="P10">
Consegna PdV:
</text:p>
          </table:table-cell>
          <table:table-cell office:value-type="string" table:number-columns-spanned="4" table:style-name="Table1.E1">
            <text:p text:style-name="P11">
12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Pagamento:
</text:p>
          </table:table-cell>
          <table:table-cell office:value-type="string" table:number-columns-spanned="4" table:style-name="Table1.E1">
            <text:p text:style-name="P11">
SOLITI ACCORDI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Fatturazione:
</text:p>
          </table:table-cell>
          <table:table-cell office:value-type="string" table:number-columns-spanned="4" table:style-name="Table1.E1">
            <text:p text:style-name="P11">
12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1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number-columns-spanned="5" table:style-name="Table1.E1">
            <text:p text:style-name="P12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5">
Timbro e firma
</text:p>
          </table:table-cell>
          <table:covered-table-cell/>
          <table:table-cell office:value-type="string" table:number-columns-spanned="3" table:style-name="Table1.E1">
            <text:p text:style-name="P12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5"/>
            <text:p text:style-name="P15">
_______________________
</text:p>
          </table:table-cell>
          <table:covered-table-cell/>
          <table:table-cell office:value-type="string" table:number-columns-spanned="3" table:style-name="Table1.E1">
            <text:p text:style-name="P13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3" svg:x="-0.2591in" svg:y="-0.198in" svg:height="3.9862in" draw:z-index="3" draw:style-name="Mfr1" svg:width="0.1665in">
<draw:image xlink:href="Pictures/100000000000000C0000011F81378DB1.jpg" xlink:type="simple" xlink:show="embed" xlink:actuate="onLoad"/>
</draw:frame>
<draw:frame text:anchor-type="paragraph" draw:name="graphics2" svg:x="0.0118in" svg:y="0.052in" svg:height="0.4071in" draw:z-index="5" draw:style-name="Mfr1" svg:width="1.6665in">
<draw:image xlink:href="Pictures/10000000000001F40000007A9EDEDFB6.jpg" xlink:type="simple" xlink:show="embed" xlink:actuate="onLoad"/>
</draw:frame>
<text:span text:style-name="Strong Emphasis">Cube S.r.l.</text:span>
</text:p>
        <text:p text:style-name="MP4">
<text:span text:style-name="Ruby_20_Value"/>
</text:p>
        <text:p text:style-name="MP4">
<text:span text:style-name="Ruby_20_Value"/>
</text:p>
        <text:p text:style-name="MP4">
Via del Fosso S.Andrea 201
</text:p>
        <text:p text:style-name="MP4">
08564941006
</text:p>
        <text:p text:style-name="MP4">
+39.06.79897096
</text:p>
        <text:p text:style-name="MP4">
+39.06.79811982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1-29T16:03:43</dc:date>
    <meta:editing-cycles>202</meta:editing-cycles>
    <meta:editing-duration>PT10H39M04S</meta:editing-duration>
    <meta:document-statistic meta:table-count="3" meta:image-count="4" meta:object-count="0" meta:page-count="2" meta:paragraph-count="53" meta:word-count="97" meta:character-count="1172"/>
    <meta:user-defined meta:name="Info 1"/>
    <meta:user-defined meta:name="Info 2"/>
    <meta:user-defined meta:name="Info 3"/>
    <meta:user-defined meta:name="Info 4"/>
  </office:meta>
</office:document-meta>
</file>